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c9211e" loext:opacity="100%" officeooo:rsid="000d24cb" officeooo:paragraph-rsid="000d24cb"/>
    </style:style>
    <style:style style:name="P3" style:family="paragraph" style:parent-style-name="Standard" style:list-style-name="L1">
      <style:text-properties fo:color="#c9211e" loext:opacity="100%" officeooo:rsid="000d24cb" officeooo:paragraph-rsid="000d24cb"/>
    </style:style>
    <style:style style:name="P4" style:family="paragraph" style:parent-style-name="Standard" style:list-style-name="L1">
      <style:text-properties fo:color="#c9211e" loext:opacity="100%" officeooo:rsid="000d24cb" officeooo:paragraph-rsid="000f862d"/>
    </style:style>
    <style:style style:name="P5" style:family="paragraph" style:parent-style-name="Standard" style:list-style-name="L2">
      <style:text-properties fo:color="#c9211e" loext:opacity="100%" officeooo:rsid="000d24cb" officeooo:paragraph-rsid="00103c2f"/>
    </style:style>
    <style:style style:name="P6" style:family="paragraph" style:parent-style-name="Standard">
      <style:text-properties fo:color="#c9211e" loext:opacity="100%"/>
    </style:style>
    <style:style style:name="P7" style:family="paragraph" style:parent-style-name="Standard">
      <style:text-properties fo:color="#c9211e" loext:opacity="100%" officeooo:rsid="000f862d" officeooo:paragraph-rsid="000f862d"/>
    </style:style>
    <style:style style:name="P8" style:family="paragraph" style:parent-style-name="Standard" style:list-style-name="L2">
      <style:text-properties fo:color="#c9211e" loext:opacity="100%" officeooo:rsid="00103c2f" officeooo:paragraph-rsid="00103c2f"/>
    </style:style>
    <style:style style:name="P9" style:family="paragraph" style:parent-style-name="Standard">
      <style:text-properties officeooo:paragraph-rsid="000d24cb"/>
    </style:style>
    <style:style style:name="T1" style:family="text">
      <style:text-properties officeooo:rsid="000cf63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c9211e" loext:opacity="100%"/>
    </style:style>
    <style:style style:name="T4" style:family="text">
      <style:text-properties officeooo:rsid="000ee9d7"/>
    </style:style>
    <style:style style:name="T5" style:family="text">
      <style:text-properties officeooo:rsid="000f862d"/>
    </style:style>
    <style:style style:name="T6" style:family="text">
      <style:text-properties officeooo:rsid="00103c2f"/>
    </style:style>
    <style:style style:name="T7" style:family="text">
      <style:text-properties officeooo:rsid="001109b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s orientadoras</text:p>
      <text:p text:style-name="Standard"/>
      <text:p text:style-name="Standard"><text:span text:style-name="T1">1. </text:span>Describa brevemente los diferentes perfiles de familias de microprocesadores/microcontroladores de ARM. Explique alguna de sus diferencias características.</text:p>
      <text:p text:style-name="P2">Son tres familias:</text:p>
      <text:list xml:id="list3631990719" text:style-name="L1">
        <text:list-item>
          <text:p text:style-name="P4"><text:span text:style-name="T2">ARM Cortex A:</text:span> Utilizados por los celulares. Orientado a aplicaciones. Requiere un Tick de 10 ms aprox. para satisfacer las necesidades multimedia y de las aplicaciones. Tiene caché para acelerar funcionamiento. <text:span text:style-name="T5">Tiene MMU </text:span>(Unidad de Gestión de Memoria)<text:span text:style-name="T5"> para evitar que una aplicación (proceso) lea o pise la memoria de otra. </text:span>Usa Android usualmente. </text:p>
        </text:list-item>
        <text:list-item>
          <text:p text:style-name="P4"><text:span text:style-name="T2">ARM Cortex M:</text:span> Microcontroladores <text:span text:style-name="T5">de propósito general; para s</text:span>istemas embebidos compactos. No tiene caché, porque esto haría que su funcionamiento sea menos determinista. No tiene MMU (Unidad de Gestión de Memoria), porque le quitaría recursos: la responsabilidad de utilizar <text:span text:style-name="T4">correctamente </text:span>la memoria recae en el programador. Tiene MPU (Unidad de Protección de Memoria), <text:span text:style-name="T4">que limita o protege algunas áreas de memoria. </text:span><text:span text:style-name="T5">Utiliza usualmente </text:span>Bare-metal o RTOS. </text:p>
        </text:list-item>
        <text:list-item>
          <text:p text:style-name="P3"><text:span text:style-name="T2">ARM Cortex R:</text:span> <text:span text:style-name="T4">Especializado en Sistemas de Tiempo Real (</text:span>RTS<text:span text:style-name="T4">)</text:span>. Tampoco tiene caché <text:span text:style-name="T4">(por el mismo motivo)</text:span>. Necesita ser más determinista. Baja latencia y alta capacidad de procesamiento. Tick de 1 ms aprox.</text:p>
        </text:list-item>
      </text:list>
      <text:p text:style-name="P9"/>
      <text:p text:style-name="P1">Cortex M</text:p>
      <text:p text:style-name="P1"/>
      <text:p text:style-name="Standard">1. Describa brevemente las diferencias entre las familias de procesadores Cortex M0, M3 y M4.</text:p>
      <text:list xml:id="list525835810" text:style-name="L2">
        <text:list-item>
          <text:p text:style-name="P8"><text:span text:style-name="T2">M0:</text:span> Con arquitectura de memoria Von Neuman. Memoria RAM (datos) y Flash (código) comparten un mismo bus. <text:span text:style-name="T7">SysTick opcional. No posee MPU.</text:span></text:p>
        </text:list-item>
        <text:list-item>
          <text:p text:style-name="P8"><text:span text:style-name="T2">M3:</text:span> Con arquitectura Hardvard de memoria. Memoria RAM y Flash tiene busses diferentes. Esto le permite mayor velocidad. Posee SysTick. <text:span text:style-name="T7">MPU opcional. Bit-banding como opcional. Incorpora todas las omstrucciones Thumb-1 y Thumb-2. </text:span></text:p>
        </text:list-item>
        <text:list-item>
          <text:p text:style-name="P5"><text:span text:style-name="T2">M4:</text:span> <text:span text:style-name="T7">Es básicamente un M3 aunque: </text:span><text:span text:style-name="T6">Incorpora el </text:span>FPU (punto flotante) <text:span text:style-name="T7">opcional</text:span>. <text:span text:style-name="T7">Incorpora funciones DSP.</text:span></text:p>
        </text:list-item>
      </text:list>
      <text:p text:style-name="P6"/>
      <text:p text:style-name="Standard">2. ¿Por qué se dice que el set de instrucciones Thumb permite mayor densidad de código? Explique</text:p>
      <text:p text:style-name="P7">Las instrucciones Thumb (o Pulgar) permiten intercalar instruciones de 32 bits y de 16 bits. Cuando queremos manejar datos de 16 bits, hay desperdicio de recursos (en los 16 bits que sobran de aquellos 32). Entonces, permitiendo el modo Thumb, puede hacer lo mismo con instrucciones de la mitad de tamaño. </text:p>
      <text:p text:style-name="P7">Existen dos versiones de modo Thumb: El primero era switchear entre modo 32 y modo 16. El modo Thumb-2 permite intercalar las funciones de 16 y 32 bits.</text:p>
      <text:p text:style-name="P6"/>
      <text:p text:style-name="Standard">3. ¿Qué entiende por arquitectura load-store? ¿Qué tipo de instrucciones no posee este tipo de arquitectura?</text:p>
      <text:p text:style-name="Standard">4. ¿Cómo es el mapa de memoria de la familia?</text:p>
      <text:p text:style-name="Standard">5. ¿Qué ventajas presenta el uso de los “shadowed pointers” del PSP y el MSP?</text:p>
      <text:p text:style-name="Standard">6. Describa los diferentes modos de privilegio y operación del Cortex M, sus relaciones y como se conmuta de uno al otro. Describa un ejemplo en el que se pasa del modo privilegiado a no priviligiado y nuevamente a privilegiado.</text:p>
      <text:p text:style-name="Standard">7. ¿Qué se entiende por modelo de registros ortogonal? Dé un ejemplo</text:p>
      <text:p text:style-name="Standard">8. ¿Qué ventajas presenta el uso de intrucciones de ejecución condicional (IT)? Dé un ejemplo</text:p>
      <text:p text:style-name="Standard">9. Describa brevemente las excepciones más prioritarias (reset, NMI, Hardfault).</text:p>
      <text:p text:style-name="Standard">10. Describa las funciones principales de la pila. ¿Cómo resuelve la arquitectura el llamado a funciones y su retorno?</text:p>
      <text:p text:style-name="Standard">11. Describa la secuencia de reset del microprocesador.</text:p>
      <text:p text:style-name="Standard">12. ¿Qué entiende por “core peripherals”? ¿Qué diferencia existe entre estos y el resto de</text:p>
      <text:p text:style-name="Standard"><text:soft-page-break/>los periféricos?</text:p>
      <text:p text:style-name="Standard">13. ¿Cómo se implementan las prioridades de las interrupciones? Dé un ejemplo</text:p>
      <text:p text:style-name="Standard">14. ¿Qué es el CMSIS? ¿Qué función cumple? ¿Quién lo provee? ¿Qué ventajas aporta?</text:p>
      <text:p text:style-name="Standard">15. Cuando ocurre una interrupción, asumiendo que está habilitada ¿Cómo opera el microprocesador para atender a la subrutina correspondiente? Explique con un ejemplo</text:p>
      <text:p text:style-name="Standard">17. ¿Cómo cambia la operación de stacking al utilizar la unidad de punto flotante?</text:p>
      <text:p text:style-name="Standard">16. Explique las características avanzadas de atención a interrupciones: tail chaining y late</text:p>
      <text:p text:style-name="Standard">arrival.</text:p>
      <text:p text:style-name="Standard">17. ¿Qué es el systick? ¿Por qué puede afirmarse que su implementación favorece la</text:p>
      <text:p text:style-name="Standard">portabilidad de los sistemas operativos embebidos?</text:p>
      <text:p text:style-name="Standard">18. ¿Qué funciones cumple la unidad de protección de memoria (MPU)?</text:p>
      <text:p text:style-name="Standard">19. ¿Cuántas regiones pueden configurarse como máximo? ¿Qué ocurre en caso de haber</text:p>
      <text:p text:style-name="Standard">solapamientos de las regiones? ¿Qué ocurre con las zonas de memoria no cubiertas por las</text:p>
      <text:p text:style-name="Standard">regiones definidas?</text:p>
      <text:p text:style-name="Standard">20. ¿Para qué se suele utilizar la excepción PendSV? ¿Cómo se relaciona su uso con el resto</text:p>
      <text:p text:style-name="Standard">de las excepciones? Dé un ejemplo</text:p>
      <text:p text:style-name="Standard">21. ¿Para qué se suele utilizar la excepción SVC? Expliquelo dentro de un marco de un</text:p>
      <text:p text:style-name="Standard">sistema operativo embebido.</text:p>
      <text:p text:style-name="Standard"/>
      <text:p text:style-name="P1">ISA</text:p>
      <text:p text:style-name="Standard">1. ¿Qué son los sufijos y para qué se los utiliza? Dé un ejemplo</text:p>
      <text:p text:style-name="Standard">2. ¿Para qué se utiliza el sufijo ‘s’? Dé un ejemplo</text:p>
      <text:p text:style-name="Standard">3. ¿Qué utilidad tiene la implementación de instrucciones de aritmética saturada? Dé un</text:p>
      <text:p text:style-name="Standard">ejemplo con operaciones con datos de 8 bits.</text:p>
      <text:p text:style-name="Standard">4. Describa brevemente la interfaz entre assembler y C ¿Cómo se reciben los argumentos</text:p>
      <text:p text:style-name="Standard">de las funciones? ¿Cómo se devuelve el resultado? ¿Qué registros deben guardarse en la</text:p>
      <text:p text:style-name="Standard">pila antes de ser modificados?</text:p>
      <text:p text:style-name="Standard">5. ¿Qué es una instrucción SIMD? ¿En qué se aplican y que ventajas reporta su uso? Dé un</text:p>
      <text:p text:style-name="Standard">ejemp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0:46:54.019431990</meta:creation-date>
    <dc:date>2022-10-29T02:02:58.209834434</dc:date>
    <meta:editing-duration>PT7M16S</meta:editing-duration>
    <meta:editing-cycles>1</meta:editing-cycles>
    <meta:document-statistic meta:table-count="0" meta:image-count="0" meta:object-count="0" meta:page-count="2" meta:paragraph-count="51" meta:word-count="805" meta:character-count="4990" meta:non-whitespace-character-count="4238"/>
    <meta:generator>LibreOffice/7.3.6.2$Linux_X86_64 LibreOffice_project/30$Build-2</meta:generator>
  </office:meta>
</office:document-meta>
</file>